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3CBBF3AF5925558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paragraph-properties fo:line-height="150%"/>
      <style:text-properties style:font-name="Garamond" officeooo:rsid="0023b329" officeooo:paragraph-rsid="0023b329"/>
    </style:style>
    <style:style style:name="P5" style:family="paragraph" style:parent-style-name="Standard">
      <style:paragraph-properties fo:break-before="page"/>
      <style:text-properties style:font-name="Garamond" officeooo:rsid="0029ad37" officeooo:paragraph-rsid="0029ad37"/>
    </style:style>
    <style:style style:name="P6" style:family="paragraph">
      <loext:graphic-properties draw:fill="bitmap" draw:fill-color="#ffffff" draw:fill-image-name="starry_25_20night" draw:opacity="50%" draw:fill-image-width="0in" draw:fill-image-height="0in" style:repeat="no-repeat" draw:fill-image-ref-point="center"/>
    </style:style>
    <style:style style:name="P7" style:family="paragraph">
      <loext:graphic-properties draw:fill="none" draw:fill-color="#ffffff"/>
      <style:paragraph-properties style:writing-mode="lr-tb"/>
      <style:text-properties style:font-name="Alice Oranges1" fo:font-size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T1" style:family="text">
      <style:text-properties style:font-name="Great Vibes" fo:font-size="42pt" style:font-size-asian="42pt" style:font-size-complex="42pt"/>
    </style:style>
    <style:style style:name="T2" style:family="text">
      <style:text-properties style:font-name="Alice Oranges1" fo:font-size="24pt"/>
    </style:style>
    <style:style style:name="T3" style:family="text">
      <style:text-properties style:font-name="Great Vibes1" fo:font-size="28pt"/>
    </style:style>
    <style:style style:name="gr1" style:family="graphic">
      <style:graphic-properties draw:stroke="none" svg:stroke-color="#000000" draw:fill="bitmap" draw:fill-color="#ffffff" draw:fill-image-name="starry_25_20night" draw:opacity="50%" draw:fill-image-width="0in" draw:fill-image-height="0in" style:repeat="no-repeat" draw:fill-image-ref-point="center" fo:min-height="3.7736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2" draw:name="Text Frame 4" draw:style-name="gr1" draw:text-style-name="P6" svg:width="6.1606in" svg:height="3.774in" svg:x="0.1083in" svg:y="1.1256in"><draw:text-box><text:p/></draw:text-box></draw:frame><draw:frame text:anchor-type="paragraph" draw:z-index="0" draw:name="Text Frame 1" draw:style-name="gr3" draw:text-style-name="P9" svg:width="5.8858in" svg:height="0.4886in" svg:x="0.0626in" svg:y="0.1839in"><draw:text-box><text:p text:style-name="P8"><text:span text:style-name="T3">Chapter 0: Tittle here</text:span></text:p></draw:text-box></draw:frame><draw:frame text:anchor-type="paragraph" draw:z-index="1" draw:name="Text Frame 2" draw:style-name="gr2" draw:text-style-name="P7" svg:width="6.0315in" svg:height="1.6776in" svg:x="-0.052in" svg:y="6.3091in"><draw:text-box><text:p><text:span text:style-name="T2">“</text:span><text:span text:style-name="T2">And all the days of Methuselah were nine hundred sixty and nine years: and he died.”</text:span></text:p></draw:text-box></draw:frame></text:p>
      <text:p text:style-name="P5"><text:span text:style-name="T1">E</text:span>eeeeeeeeeeeeeee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starry_25_20night" draw:display-name="starry%20night" xlink:href="Pictures/1000000000000400000004003CBBF3AF5925558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960*" fo:start-indent="0in" fo:end-indent="0in"/>
          <style:column style:rel-width="396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0-12T20:02:49.451000000</dc:date>
    <meta:editing-duration>PT26M13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" meta:word-count="3" meta:character-count="27" meta:non-whitespace-character-count="27"/>
  </office:meta>
</office:document-meta>
</file>